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 style:font-adornments="Kursiv" style:font-family-generic="swiss" style:font-pitch="variable"/>
    <style:font-face style:name="Arial Narrow2" svg:font-family="'Arial Narrow'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vantGarde Bk BT" svg:font-family="'AvantGarde Bk B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Neue-Bold" svg:font-family="HelveticaNeue-Bold" style:font-family-generic="swiss"/>
    <style:font-face style:name="MS Mincho" svg:font-family="'MS Mincho'" style:font-pitch="variable"/>
    <style:font-face style:name="Martin Vogel's Symbols" svg:font-family="'Martin Vogel's Symbols'" style:font-family-generic="swiss"/>
    <style:font-face style:name="StarSymbol" svg:font-family="StarSymbol" style:font-charset="x-symbol"/>
    <style:font-face style:name="Tahoma" svg:font-family="Tahoma" style:font-pitch="variable"/>
    <style:font-face style:name="Webdings" svg:font-family="Webdings" style:font-charset="x-symbol"/>
  </office:font-face-decls>
  <office:automatic-styles>
    <style:style style:name="P1" style:family="paragraph" style:parent-style-name="Standard">
      <style:paragraph-properties fo:text-align="start" style:justify-single-word="false" fo:padding="0cm" fo:border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text-align="start" style:justify-single-word="false" fo:padding="0cm" fo:border="none" style:text-autospace="none">
        <style:tab-stops>
          <style:tab-stop style:position="5.493cm"/>
        </style:tab-stops>
      </style:paragraph-properties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P5" style:family="paragraph" style:parent-style-name="Standard">
      <style:text-properties style:font-name="Arial1" fo:font-size="10pt" officeooo:paragraph-rsid="00012a81" style:font-name-asian="Arial1" style:font-size-asian="10pt" style:font-name-complex="Arial1" style:font-size-complex="10pt"/>
    </style:style>
    <style:style style:name="P6" style:family="paragraph" style:parent-style-name="Standard">
      <style:paragraph-properties fo:text-align="start" style:justify-single-word="false" fo:padding="0cm" fo:border="none"/>
      <style:text-properties style:font-name="Arial1" fo:font-size="2pt" fo:font-weight="normal" style:font-name-asian="Arial1" style:font-size-asian="2pt" style:font-weight-asian="bold" style:font-name-complex="Arial1" style:font-size-complex="2pt" style:font-weight-complex="bold"/>
    </style:style>
    <style:style style:name="P7" style:family="paragraph" style:parent-style-name="Standard">
      <style:paragraph-properties fo:padding="0cm" fo:border="none"/>
      <style:text-properties style:font-name="Arial1" fo:font-size="2pt" fo:font-weight="bold" style:font-name-asian="Arial1" style:font-size-asian="2pt" style:font-weight-asian="bold" style:font-name-complex="Arial1" style:font-size-complex="2pt" style:font-weight-complex="bold"/>
    </style:style>
    <style:style style:name="P8" style:family="paragraph" style:parent-style-name="Standard">
      <style:paragraph-properties fo:padding="0cm" fo:border="none" style:text-autospace="none">
        <style:tab-stops>
          <style:tab-stop style:position="5.493cm"/>
        </style:tab-stops>
      </style:paragraph-properties>
      <style:text-properties style:font-name="Arial2" fo:font-size="10pt" fo:font-weight="normal" style:font-name-asian="HelveticaNeue-Bold" style:font-size-asian="10pt" style:font-weight-asian="normal" style:font-name-complex="HelveticaNeue-Bold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13.002cm" style:type="right"/>
          <style:tab-stop style:position="13.503cm"/>
          <style:tab-stop style:position="14.134cm"/>
        </style:tab-stops>
      </style:paragraph-properties>
      <style:text-properties fo:font-size="7pt" style:text-underline-style="solid" style:text-underline-width="auto" style:text-underline-color="font-color" fo:font-weight="bold" officeooo:paragraph-rsid="00066dce" style:font-size-asian="7pt" style:font-weight-asian="bold" style:font-size-complex="7pt" style:font-weight-complex="bold"/>
    </style:style>
    <style:style style:name="P10" style:family="paragraph" style:parent-style-name="Standard">
      <style:paragraph-properties>
        <style:tab-stops>
          <style:tab-stop style:position="13.002cm" style:type="right"/>
          <style:tab-stop style:position="13.503cm"/>
          <style:tab-stop style:position="14.134cm"/>
        </style:tab-stops>
      </style:paragraph-properties>
      <style:text-properties officeooo:paragraph-rsid="00066dce"/>
    </style:style>
    <style:style style:name="P11" style:family="paragraph" style:parent-style-name="Standard">
      <style:paragraph-properties>
        <style:tab-stops>
          <style:tab-stop style:position="13.31cm" style:type="right"/>
          <style:tab-stop style:position="13.503cm"/>
          <style:tab-stop style:position="14.134cm"/>
        </style:tab-stops>
      </style:paragraph-properties>
      <style:text-properties officeooo:paragraph-rsid="00066dce"/>
    </style:style>
    <style:style style:name="P12" style:family="paragraph" style:parent-style-name="EmailAdresse">
      <style:text-properties officeooo:paragraph-rsid="00012a81"/>
    </style:style>
    <style:style style:name="P13" style:family="paragraph" style:parent-style-name="Text_20_body">
      <style:text-properties officeooo:rsid="0021716e" officeooo:paragraph-rsid="0021716e"/>
    </style:style>
    <style:style style:name="P14" style:family="paragraph" style:parent-style-name="Standard" style:master-page-name="Konvert_20_1">
      <style:paragraph-properties style:page-number="auto" fo:padding="0cm" fo:border="none"/>
      <style:text-properties style:font-name="Arial2" fo:font-size="2pt" fo:font-weight="normal" style:font-size-asian="2.40000009536743pt" style:font-weight-asian="normal" style:font-size-complex="2.40000009536743pt" style:font-weight-complex="normal"/>
    </style:style>
    <style:style style:name="P15" style:family="paragraph" style:parent-style-name="Standard" style:master-page-name="Konvert_20_1">
      <style:paragraph-properties style:page-number="auto" fo:break-before="page">
        <style:tab-stops>
          <style:tab-stop style:position="13.002cm" style:type="right"/>
          <style:tab-stop style:position="13.503cm"/>
        </style:tab-stops>
      </style:paragraph-properties>
      <style:text-properties fo:font-size="10pt" fo:font-weight="bold" officeooo:paragraph-rsid="00066dce" style:font-size-asian="10pt" style:font-weight-asian="bold" style:font-size-complex="10pt" style:font-weight-complex="bold"/>
    </style:style>
    <style:style style:name="P16" style:family="paragraph" style:parent-style-name="Heading_20_1">
      <style:text-properties style:font-name="Arial2" fo:font-size="10pt" fo:font-weight="normal" style:font-name-asian="HelveticaNeue-Bold" style:font-size-asian="10pt" style:font-weight-asian="normal" style:font-name-complex="HelveticaNeue-Bold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 style:text-scale="80%"/>
    </style:style>
    <style:style style:name="T3" style:family="text">
      <style:text-properties fo:font-size="10pt" fo:font-weight="bold" officeooo:rsid="001e121f" style:font-size-asian="10pt" style:font-weight-asian="bold" style:font-size-complex="10pt" style:font-weight-complex="bold"/>
    </style:style>
    <style:style style:name="T4" style:family="text">
      <style:text-properties fo:font-size="10pt" style:text-underline-style="none" fo:font-weight="bold" fo:background-color="transparent" loext:char-shading-value="0" style:font-size-asian="10pt" style:font-weight-asian="bold" style:font-size-complex="10pt" style:font-weight-complex="bold" style:text-scale="80%"/>
    </style:style>
    <style:style style:name="T5" style:family="text">
      <style:text-properties fo:color="#b3b3b3" loext:opacity="100%" fo:background-color="transparent" loext:char-shading-value="0" style:text-scale="100%"/>
    </style:style>
    <style:style style:name="T6" style:family="text">
      <style:text-properties style:font-name="Courier New1" fo:font-size="10pt" style:font-name-asian="Martin Vogel's Symbols" style:font-size-asian="10pt" style:font-name-complex="Martin Vogel's Symbols" style:font-size-complex="10pt"/>
    </style:style>
    <style:style style:name="T7" style:family="text">
      <style:text-properties style:font-name="Courier New1" fo:font-size="10pt" style:text-underline-style="none" fo:font-weight="bold" fo:background-color="transparent" loext:char-shading-value="0" style:font-name-asian="Martin Vogel's Symbols" style:font-size-asian="10pt" style:font-weight-asian="bold" style:font-name-complex="Martin Vogel's Symbols" style:font-size-complex="10pt" style:font-weight-complex="bold" style:text-scale="8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0c0c0" loext:opacity="100%" style:font-name="Arial Narrow" fo:font-size="10pt" fo:font-weight="bold" style:font-size-asian="10pt" style:font-weight-asian="bold" style:font-size-complex="10pt" style:font-weight-complex="bold" style:text-scale="80%"/>
    </style:style>
    <style:style style:name="T10" style:family="text">
      <style:text-properties fo:color="#c0c0c0" loext:opacity="100%" style:font-name="Courier New1" fo:font-size="10pt" fo:font-weight="bold" officeooo:rsid="0016c7c3" style:font-name-asian="Martin Vogel's Symbols" style:font-size-asian="10pt" style:font-weight-asian="bold" style:font-name-complex="Martin Vogel's Symbols" style:font-size-complex="10pt" style:font-weight-complex="bold" style:text-scale="80%"/>
    </style:style>
    <style:style style:name="T11" style:family="text">
      <style:text-properties fo:color="#c0c0c0" loext:opacity="100%" style:font-name="Arial2" fo:font-size="10pt" fo:font-weight="bold" officeooo:rsid="0016c7c3" style:font-size-asian="10pt" style:font-weight-asian="bold" style:font-size-complex="10pt" style:font-weight-complex="bold" style:text-scale="80%"/>
    </style:style>
    <style:style style:name="T12" style:family="text">
      <style:text-properties fo:color="#c0c0c0" loext:opacity="100%" style:font-name="Arial2" fo:font-size="10pt" fo:font-weight="bold" officeooo:rsid="00225aaa" style:font-size-asian="10pt" style:font-weight-asian="bold" style:font-size-complex="10pt" style:font-weight-complex="bold" style:text-scale="90%"/>
    </style:style>
    <style:style style:name="T13" style:family="text">
      <style:text-properties fo:background-color="transparent" loext:char-shading-value="0" style:text-scale="100%"/>
    </style:style>
    <style:style style:name="T14" style:family="text">
      <style:text-properties style:font-name="Arial Narrow" fo:font-size="10pt" style:text-underline-style="none" fo:font-weight="bold" officeooo:rsid="001e121f" fo:background-color="transparent" loext:char-shading-value="0" style:font-size-asian="10pt" style:font-weight-asian="bold" style:font-size-complex="10pt" style:font-weight-complex="bold" style:text-scale="80%"/>
    </style:style>
    <style:style style:name="T15" style:family="text">
      <style:text-properties officeooo:rsid="0014dc86"/>
    </style:style>
    <style:style style:name="T16" style:family="text">
      <style:text-properties style:text-scale="90%"/>
    </style:style>
    <style:style style:name="T17" style:family="text">
      <style:text-properties officeooo:rsid="00217d40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99" style:background-transparency="97%" draw:fill="solid" draw:fill-color="#ffff99" draw:opacity-name="Transparency_20_22" draw:fill-image-width="0cm" draw:fill-image-height="0cm" fo:padding="0.15cm" fo:border="0.06pt solid #e6e6e6" style:shadow="none" draw:shadow-opacity="100%"/>
    </style:style>
  </office:automatic-styles>
  <office:body>
    <office:text text:use-soft-page-breaks="true">
      <office:forms form:automatic-focus="true" form:apply-design-mode="false"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string" text:name="Projektnummer"/>
        <text:variable-decl office:value-type="string" text:name="Projektname"/>
        <text:variable-decl office:value-type="string" text:name="Projektergänzung"/>
        <text:variable-decl office:value-type="string" text:name="Kunde"/>
        <text:variable-decl office:value-type="string" text:name="Lieferort"/>
        <text:variable-decl office:value-type="float" text:name="AuftrDatum"/>
        <text:variable-decl office:value-type="string" text:name="Auftraggeber"/>
        <text:variable-decl office:value-type="string" text:name="Kundenauftrag"/>
        <text:variable-decl office:value-type="string" text:name="Planer"/>
        <text:variable-decl office:value-type="string" text:name="Regler"/>
        <text:variable-decl office:value-type="float" text:name="Anfragenummer"/>
        <text:variable-decl office:value-type="float" text:name="Anfragedatum"/>
        <text:variable-decl office:value-type="string" text:name="AnfrageNr"/>
        <text:variable-decl office:value-type="float" text:name="Liefertermin"/>
        <text:variable-decl office:value-type="string" text:name="Lieferjahr"/>
        <text:variable-decl office:value-type="string" text:name="Regelung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filename"/>
        <text:user-field-decl office:value-type="string" office:string-value="1/28/03" text:name="TIME \@ &quot;M/d/yy&quot;"/>
      </text:user-field-decls>
      <draw:frame draw:style-name="fr1" draw:name="Rahmen1" text:anchor-type="page" text:anchor-page-number="2" svg:x="2.046cm" svg:y="23.183cm" draw:z-index="0">
        <draw:text-box fo:min-height="1.686cm" fo:min-width="17.778cm">
          <text:p text:style-name="P13"><text:span text:style-name="T15"><text:s/></text:span><text:a xlink:type="simple" xlink:href="https://www.google.com/" text:style-name="Internet_20_link" text:visited-style-name="Visited_20_Internet_20_Link"><text:span text:style-name="T17">Internet</text:span></text:a><text:span text:style-name="T15">,</text:span></text:p>
        </draw:text-box>
      </draw:frame>
      <text:p text:style-name="P14"/>
      <text:h text:style-name="P16" text:outline-level="1" text:is-list-header="true"/>
      <text:p text:style-name="P8"/>
      <text:p text:style-name="P8"/>
      <text:p text:style-name="P6"/>
      <text:p text:style-name="P7"><text:s text:c="10"/></text:p>
      <text:p text:style-name="P7"><text:s text:c="8"/></text:p>
      <text:p text:style-name="P7"><text:s text:c="11"/></text:p>
      <text:p text:style-name="P1"><text:s text:c="6"/></text:p>
      <text:p text:style-name="P6"><text:s text:c="8"/></text:p>
      <text:p text:style-name="P6"><text:s text:c="4"/></text:p>
      <text:p text:style-name="P7"><text:s text:c="7"/></text:p>
      <text:p text:style-name="P7"><text:s text:c="8"/></text:p>
      <text:p text:style-name="P7"><text:s text:c="9"/></text:p>
      <text:p text:style-name="P2"><text:s text:c="6"/></text:p>
      <text:p text:style-name="P15"><text:tab/><text:tab/></text:p>
      <text:p text:style-name="P10"><text:span text:style-name="T1"><text:tab/><text:tab/></text:span><text:span text:style-name="T6"><text:tab/></text:span><text:span text:style-name="T1">: </text:span><text:a xlink:type="simple" xlink:href="tel:+491234567" text:style-name="Internet_20_link" text:visited-style-name="Visited_20_Internet_20_Link"><text:span text:style-name="T3">1234567</text:span></text:a></text:p>
      <text:p text:style-name="P11"><text:span text:style-name="T1"><text:tab/></text:span><text:span text:style-name="T9"><text:tab/></text:span><text:span text:style-name="T10"><text:tab/></text:span><text:span text:style-name="T8">:</text:span><text:span text:style-name="T11"> </text:span><text:a xlink:type="simple" xlink:href="mailto:info@xxxx.de?subject=yyyy" text:style-name="Internet_20_link" text:visited-style-name="Visited_20_Internet_20_Link"><text:span text:style-name="T12">yyyy</text:span></text:a></text:p>
      <text:p text:style-name="P10"><text:span text:style-name="T1"><text:tab/></text:span><text:span text:style-name="T2"> <text:tab/></text:span><text:span text:style-name="T7"><text:tab/></text:span><text:span text:style-name="T4">: </text:span><text:a xlink:type="simple" xlink:href="https://libreoffice.org/" text:style-name="Internet_20_link" text:visited-style-name="Visited_20_Internet_20_Link"><text:span text:style-name="T14">zzz</text:span></text:a></text:p>
      <text:p text:style-name="P9"><text:span text:style-name="T13">Bielefeld &amp; Buß oHG </text:span><text:span text:style-name="T5">|</text:span><text:span text:style-name="T13"> Lechstraße 58 </text:span><text:span text:style-name="T5">|</text:span><text:span text:style-name="T13"> 38120 <text:s/>Braunschweig</text:span></text:p>
      <text:p text:style-name="P4"/>
      <text:p text:style-name="P5"/>
      <text:p text:style-name="P5"/>
      <text:p text:style-name="P12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 style:font-adornments="Kursiv" style:font-family-generic="swiss" style:font-pitch="variable"/>
    <style:font-face style:name="Arial Narrow2" svg:font-family="'Arial Narrow'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vantGarde Bk BT" svg:font-family="'AvantGarde Bk B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Neue-Bold" svg:font-family="HelveticaNeue-Bold" style:font-family-generic="swiss"/>
    <style:font-face style:name="MS Mincho" svg:font-family="'MS Mincho'" style:font-pitch="variable"/>
    <style:font-face style:name="Martin Vogel's Symbols" svg:font-family="'Martin Vogel's Symbols'" style:font-family-generic="swiss"/>
    <style:font-face style:name="StarSymbol" svg:font-family="StarSymbol" style:font-charset="x-symbol"/>
    <style:font-face style:name="Tahoma" svg:font-family="Tahoma" style:font-pitch="variable"/>
    <style:font-face style:name="Webdings" svg:font-family="Webdings" style:font-charset="x-symbol"/>
  </office:font-face-decls>
  <office:styles>
    <draw:opacity draw:name="Transparency_20_22" draw:display-name="Transparency 22" draw:style="ellipsoid" draw:cx="50%" draw:cy="50%" draw:start="5%" draw:end="0%" draw:angle="0deg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212cm" style:type="right" style:leader-style="dotted" style:leader-text="."/>
        </style:tab-stops>
      </style:paragraph-properties>
      <style:text-properties style:font-name="Arial3" fo:font-family="Arial" style:font-style-name="Standard" style:font-family-generic="swiss" style:font-pitch="variable" fo:font-size="9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713cm" style:type="right" style:leader-style="dotted" style:leader-text="."/>
        </style:tab-stops>
      </style:paragraph-properties>
      <style:text-properties style:font-name="Arial3" fo:font-family="Arial" style:font-style-name="Standard" style:font-family-generic="swiss" style:font-pitch="variable"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214cm" style:type="right" style:leader-style="dotted" style:leader-text="."/>
        </style:tab-stops>
      </style:paragraph-properties>
      <style:text-properties style:font-name="Arial3" fo:font-family="Arial" style:font-style-name="Standard" style:font-family-generic="swiss" style:font-pitch="variable" fo:font-size="7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 style:font-size-asian="6pt" style:font-size-complex="6pt"/>
    </style:style>
    <style:style style:name="Subject" style:family="paragraph" style:parent-style-name="Standard" style:next-style-name="Text_20_body">
      <style:paragraph-properties fo:margin-top="0.63cm" fo:margin-bottom="0.63cm" style:contextual-spacing="false"/>
      <style:text-properties style:text-underline-style="solid" style:text-underline-width="auto" style:text-underline-color="font-color" fo:font-weight="bold"/>
    </style:style>
    <style:style style:name="IhrZeichen" style:family="paragraph" style:parent-style-name="Standard" style:class="text">
      <style:paragraph-properties fo:orphans="0" fo:widows="0">
        <style:tab-stops>
          <style:tab-stop style:position="5.08cm"/>
          <style:tab-stop style:position="10.162cm"/>
          <style:tab-stop style:position="15.242cm"/>
        </style:tab-stops>
      </style:paragraph-properties>
      <style:text-properties style:text-position="0% 100%" style:font-name="AvantGarde Bk BT" fo:font-family="'AvantGarde Bk BT'" style:font-family-generic="swiss" style:font-pitch="variable" fo:font-size="8pt" fo:language="de" fo:country="DE" fo:font-style="italic" fo:text-shadow="1pt 1pt" fo:font-weight="bold" style:font-size-asian="8pt" style:font-style-asian="italic" style:font-weight-asian="bold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Zitat2" style:family="paragraph" style:parent-style-name="Quotations">
      <style:paragraph-properties fo:margin-left="1cm" fo:margin-right="1cm" fo:margin-top="0cm" fo:margin-bottom="0cm" style:contextual-spacing="false" fo:text-indent="-1cm" style:auto-text-indent="fals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7pt"/>
    </style:style>
    <style:style style:name="Contents_20_5" style:display-name="Contents 5" style:family="paragraph" style:parent-style-name="Index" style:default-outline-level="5" style:list-style-name="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6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BP-Pruefliste" style:family="paragraph" style:parent-style-name="Standard" style:class="text">
      <style:paragraph-properties>
        <style:tab-stops>
          <style:tab-stop style:position="0.75cm"/>
          <style:tab-stop style:position="15cm" style:type="char" style:char="," style:leader-style="dotted" style:leader-text="."/>
        </style:tab-stops>
      </style:paragraph-properties>
    </style:style>
    <style:style style:name="Normalauflistung" style:family="paragraph" style:parent-style-name="Standard" style:next-style-name="List_20_1" style:auto-update="true" style:class="list"/>
    <style:style style:name="Stoersignalliste" style:family="paragraph" style:parent-style-name="Standard" style:class="text">
      <style:paragraph-properties>
        <style:tab-stops>
          <style:tab-stop style:position="3cm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>
      <style:text-properties style:font-name="Arial Narrow1" fo:font-family="'Arial Narrow'" style:font-style-name="Kursiv" style:font-family-generic="swiss" style:font-pitch="variable" fo:font-size="9pt"/>
    </style:style>
    <style:style style:name="Überschrift_20_Brief_20_1" style:display-name="Überschrift Brief 1" style:family="paragraph" style:parent-style-name="Heading_20_1" style:next-style-name="Text_20_body" style:default-outline-level="1" style:list-style-name="">
      <style:text-properties fo:font-size="12pt" style:font-size-asian="12pt" style:font-size-complex="12pt"/>
    </style:style>
    <style:style style:name="Überschrift_20_Brief_20_2" style:display-name="Überschrift Brief 2" style:family="paragraph" style:parent-style-name="Heading_20_2" style:next-style-name="Text_20_body">
      <style:text-properties fo:font-size="11.5pt" style:font-size-asian="11.5pt" style:font-size-complex="11.5pt"/>
    </style:style>
    <style:style style:name="Überschrift_20_Brief_20_3" style:display-name="Überschrift Brief 3" style:family="paragraph" style:parent-style-name="Heading_20_3" style:next-style-name="Text_20_body">
      <style:text-properties fo:font-size="11pt" style:font-size-asian="11pt" style:font-size-complex="11pt"/>
    </style:style>
    <style:style style:name="Überschrift_20_Brief_20_4" style:display-name="Überschrift Brief 4" style:family="paragraph" style:parent-style-name="Heading_20_4" style:next-style-name="Text_20_body" style:class="text">
      <style:text-properties fo:font-size="10.5pt" style:font-size-asian="10.5pt" style:font-size-complex="10.5pt"/>
    </style:style>
    <style:style style:name="EmailAdresse" style:family="paragraph" style:parent-style-name="Standard">
      <style:paragraph-properties fo:margin-left="1.499cm" fo:margin-right="5.001cm" fo:margin-top="0.101cm" fo:margin-bottom="0.101cm" style:contextual-spacing="false" fo:line-height="100%" fo:text-indent="-1.499cm" style:auto-text-indent="false" fo:padding="0.049cm" fo:border-left="none" fo:border-right="none" fo:border-top="0.06pt solid #e6e6e6" fo:border-bottom="0.06pt solid #e6e6e6" style:shadow="none">
        <style:tab-stops>
          <style:tab-stop style:position="1.499cm"/>
          <style:tab-stop style:position="7.5cm"/>
          <style:tab-stop style:position="13.501cm"/>
        </style:tab-stops>
      </style:paragraph-properties>
      <style:text-properties fo:color="#000000" loext:opacity="100%" style:font-name="Arial Narrow2" fo:font-family="'Arial Narrow'" style:font-style-name="Standard" style:font-family-generic="swiss" style:font-pitch="variable" style:text-underline-style="none" style:text-overline-style="none" style:text-overline-color="#e6e6e6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MWST-Tabellenzelle" style:family="paragraph" style:parent-style-name="Table_20_Contents" style:class="extra">
      <style:paragraph-properties fo:margin-left="0.7cm" fo:margin-right="0cm" fo:margin-top="0cm" fo:margin-bottom="0cm" style:contextual-spacing="false" fo:line-height="100%" fo:text-indent="-0.7cm" style:auto-text-indent="false">
        <style:tab-stops>
          <style:tab-stop style:position="0.7cm"/>
        </style:tab-stops>
      </style:paragraph-properties>
    </style:style>
    <style:style style:name="Kennzeichnung_20_In_20_Auflistung_20_Intern" style:display-name="Kennzeichnung In Auflistung Intern" style:family="paragraph" style:parent-style-name="Standard">
      <style:paragraph-properties fo:margin-left="1cm" fo:margin-right="0cm" fo:margin-top="0cm" fo:margin-bottom="0cm" style:contextual-spacing="false" fo:text-indent="-1cm" style:auto-text-indent="false" style:shadow="none" style:text-autospace="none">
        <style:tab-stops>
          <style:tab-stop style:position="-0.071cm"/>
        </style:tab-stops>
      </style:paragraph-properties>
      <style:text-properties style:font-name="Arial1" fo:font-family="Arial" style:font-family-generic="swiss" fo:font-size="10pt" style:font-name-asian="Arial1" style:font-family-asian="Arial" style:font-family-generic-asian="swiss" style:font-size-asian="10pt" style:font-name-complex="Arial1" style:font-family-complex="Arial" style:font-family-generic-complex="swiss" style:font-size-complex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C." style:family="text">
      <style:text-properties fo:color="#808080" loext:opacity="100%" style:font-name="Arial Narrow2" fo:font-family="'Arial Narrow'" style:font-style-name="Standard" style:font-family-generic="swiss" style:font-pitch="variable" style:text-underline-style="none" style:text-scale="70%" style:text-overline-style="none" style:text-overline-color="#e6e6e6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document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13cm" fo:page-height="29.693cm" style:num-format="1" style:print-orientation="portrait" fo:margin-top="2.191cm" fo:margin-bottom="3.367cm" fo:margin-left="2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3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cm" fo:margin-bottom="1.3cm" fo:margin-left="2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Konvert_20_1" style:display-name="Konvert 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7.4.0.0.alpha1$Linux_X86_64 LibreOffice_project/9c4c90061952d548d982edfd1c251798c25007bb</meta:generator>
    <dc:subject>Korrespondenz zum Projekt - Lieferscheine / Rechnungen zum Projekt</dc:subject>
    <meta:creation-date>2022-05-24T19:35:02.805000000</meta:creation-date>
    <meta:keyword>Korrespondenz</meta:keyword>
    <meta:editing-cycles>31</meta:editing-cycles>
    <meta:editing-duration>PT16M14S</meta:editing-duration>
    <meta:initial-creator>Rainer Bielefeld</meta:initial-creator>
    <dc:date>2022-05-26T12:25:09.416984361</dc:date>
    <meta:document-statistic meta:table-count="0" meta:image-count="0" meta:object-count="0" meta:page-count="2" meta:paragraph-count="16" meta:word-count="17" meta:character-count="176" meta:non-whitespace-character-count="73"/>
    <meta:user-defined meta:name="Autor">Bielefeld &amp; Buß oHG</meta:user-defined>
    <meta:user-defined meta:name="Info 2"/>
    <meta:user-defined meta:name="Info 3"/>
    <meta:user-defined meta:name="Info 4"/>
  </office:meta>
</office:document-meta>
</file>